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600000014BB104DB72B4C35B0.png" manifest:media-type="image/png"/>
  <manifest:file-entry manifest:full-path="Pictures/10000201000000630000001CCE84861E613C05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99408" officeooo:paragraph-rsid="00099408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officeooo:paragraph-rsid="00099408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FreeMono" fo:font-size="44pt" fo:font-weight="bold" officeooo:rsid="00099408" officeooo:paragraph-rsid="0009940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eeMono" fo:font-size="14pt" fo:font-weight="bold" officeooo:rsid="00099408" officeooo:paragraph-rsid="00099408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099408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44pt" fo:font-weight="bold" officeooo:rsid="00099408" officeooo:paragraph-rsid="0009940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44pt" fo:font-weight="bold" officeooo:rsid="00099408" officeooo:paragraph-rsid="00099408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22pt" fo:font-weight="bold" officeooo:rsid="00099408" officeooo:paragraph-rsid="0009940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4pt" fo:font-weight="normal" officeooo:rsid="00099408" officeooo:paragraph-rsid="0009940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4pt" fo:font-weight="normal" officeooo:rsid="00099408" officeooo:paragraph-rsid="00099408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4pt" fo:font-weight="normal" officeooo:rsid="000b12b8" officeooo:paragraph-rsid="000b12b8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4pt" fo:font-weight="bold" officeooo:rsid="00099408" officeooo:paragraph-rsid="00099408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14pt" fo:font-weight="bold" officeooo:rsid="000b12b8" officeooo:paragraph-rsid="000b12b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10pt" fo:font-weight="bold" officeooo:rsid="000b12b8" officeooo:paragraph-rsid="000b12b8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0pt" fo:font-weight="bold" officeooo:rsid="000b12b8" officeooo:paragraph-rsid="000b12b8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099408" officeooo:paragraph-rsid="00099408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0b12b8" officeooo:paragraph-rsid="000b12b8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Mono" fo:font-size="34pt" fo:font-weight="bold" officeooo:rsid="000b12b8" officeooo:paragraph-rsid="000b12b8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Mono" fo:font-size="38pt" fo:font-weight="bold" officeooo:rsid="000b12b8" officeooo:paragraph-rsid="000b12b8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Mono" fo:font-size="44pt" fo:font-weight="bold" officeooo:rsid="00099408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bubakkar Abdullah</text:p>
      <text:p text:style-name="P3">20p-0045</text:p>
      <text:p text:style-name="P3">PDC</text:p>
      <text:p text:style-name="P3">BCS-7F</text:p>
      <text:p text:style-name="P3">------------------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TASK 1:</text:p>
      <text:p text:style-name="P8">List of run-time routines in OpenMP:</text:p>
      <text:p text:style-name="P9"><text:span text:style-name="T1">omp_get_thread_num():</text:span> Returns the thread number of the calling thread.</text:p>
      <text:p text:style-name="P9"><text:span text:style-name="T1">omp_get_num_threads():</text:span> Returns the number of threads in the current team.</text:p>
      <text:p text:style-name="P9"><text:span text:style-name="T1">omp_set_num_threads(): </text:span>Sets the number of threads in the current team.</text:p>
      <text:p text:style-name="P9"><text:span text:style-name="T1">omp_get_max_threads():</text:span> Returns the maximum number of threads that can be used by a parallel region.</text:p>
      <text:p text:style-name="P9"><text:span text:style-name="T1">omp_get_num_procs(): </text:span>Returns the number of processors available to the program.</text:p>
      <text:p text:style-name="P9"><text:span text:style-name="T1">omp_get_wtime(): </text:span>Returns the wall-clock time in seconds.</text:p>
      <text:p text:style-name="P9"><text:span text:style-name="T1">omp_get_wtick(): </text:span>Returns the precision of the timer.</text:p>
      <text:p text:style-name="P8">Convert Parallel Code To Serial Code:</text:p>
      <text:p text:style-name="P8">Parallel:</text:p>
      <text:p text:style-name="P9">#include &lt;stdio.h&gt;</text:p>
      <text:p text:style-name="P9">#include &lt;omp.h&gt;</text:p>
      <text:p text:style-name="P9">int main() {</text:p>
      <text:p text:style-name="P9">#pragma omp parallel</text:p>
      <text:p text:style-name="P9">{ int thread_id = omp_get_thread_num();</text:p>
      <text:p text:style-name="P9">printf("Hello, World! This is thread %d\n", thread_id);</text:p>
      <text:p text:style-name="P9">}</text:p>
      <text:p text:style-name="P9">return 0;</text:p>
      <text:p text:style-name="P9">}</text:p>
      <text:p text:style-name="P8">Serial:</text:p>
      <text:p text:style-name="P10">#include &lt;stdio.h&gt;</text:p>
      <text:p text:style-name="P10">int main() {</text:p>
      <text:p text:style-name="P10"><text:s text:c="4"/>int thread_id = 0; // Thread ID in the serial version</text:p>
      <text:p text:style-name="P10"><text:s text:c="4"/>printf("Hello, World! This is thread %d\n", thread_id);</text:p>
      <text:p text:style-name="P10"><text:s text:c="4"/>return 0;</text:p>
      <text:p text:style-name="P10">}</text:p>
      <text:p text:style-name="P7"/>
      <text:p text:style-name="P7"/>
      <text:p text:style-name="P7"><text:soft-page-break/>TASK 2:</text:p>
      <text:p text:style-name="P10"><text:span text:style-name="T1">1.</text:span> The following code adds two arrays of size 16 together and stores answer in result array.</text:p>
      <text:p text:style-name="P12">#include &lt;stdio.h&gt;</text:p>
      <text:p text:style-name="P10">int main() {</text:p>
      <text:p text:style-name="P12">int array1[16] = {1, 2, 3, 4, 5, 6, 7, 8, 9, 10, 11, 12, 13, ..., 16};</text:p>
      <text:p text:style-name="P12">int array2[16] = {16, ..., 13, 12, 11, 10, 9, 8, 7, 6, 5, 4, 3, 2, 1};</text:p>
      <text:p text:style-name="P10">int result[16];</text:p>
      <text:p text:style-name="P10">for (int i = 0; i &lt; 16; i++) {</text:p>
      <text:p text:style-name="P10">result[i] = array1[i] + array2[i];</text:p>
      <text:p text:style-name="P10">}</text:p>
      <text:p text:style-name="P10">for (int i = 0; i &lt; 16; i++) {</text:p>
      <text:p text:style-name="P10">printf("%d ", result[i]);</text:p>
      <text:p text:style-name="P10">}</text:p>
      <text:p text:style-name="P10">printf("\n");</text:p>
      <text:p text:style-name="P10"/>
      <text:p text:style-name="P10">return 0;</text:p>
      <text:p text:style-name="P10">}</text:p>
      <text:p text:style-name="P10"><text:span text:style-name="T1">2.</text:span> Convert it into Parallel, such that only the addition part is parallelized.</text:p>
      <text:p text:style-name="P10"><text:span text:style-name="T1">3.</text:span> The display loop at the end displays the result. Modify the code such that this is also parallel, but only</text:p>
      <text:p text:style-name="P10">thread of id 0 is able to display the entire loop. The others should not do anything. When making it</text:p>
      <text:p text:style-name="P10">parallel, make sure its the old threads and new threads are not created. What output do you see?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oft-page-break/>ANS: </text:p>
      <text:p text:style-name="P12">PARALLELIZING AND DISPLAYING BY THREAD “0”</text:p>
      <text:p text:style-name="P12">#include &lt;stdio.h&gt;</text:p>
      <text:p text:style-name="P12">#include &lt;omp.h&gt;</text:p>
      <text:p text:style-name="P10"/>
      <text:p text:style-name="P10">int main() {</text:p>
      <text:p text:style-name="P10"><text:s text:c="4"/>int array1[16] = {1, 2, 3, 4, 5, 6, 7, 8, 9, 10, 11, 12, 13, 14, 15, 16};</text:p>
      <text:p text:style-name="P10"><text:s text:c="4"/>int array2[16] = {16, 15, 14, 13, 12, 11, 10, 9, 8, 7, 6, 5, 4, 3, 2, 1};</text:p>
      <text:p text:style-name="P10"><text:s text:c="4"/>int result[16];</text:p>
      <text:p text:style-name="P10"/>
      <text:p text:style-name="P10"><text:s text:c="4"/><text:span text:style-name="T1">#pragma omp parallel for</text:span></text:p>
      <text:p text:style-name="P10"><text:s text:c="4"/>for (int i = 0; i &lt; 16; i++) {</text:p>
      <text:p text:style-name="P10"><text:s text:c="8"/>result[i] = array1[i] + array2[i];</text:p>
      <text:p text:style-name="P10"><text:s text:c="4"/>}</text:p>
      <text:p text:style-name="P10"/>
      <text:p text:style-name="P10"><text:s text:c="4"/>// Display loop (only executed by thread 0)</text:p>
      <text:p text:style-name="P12"><text:s text:c="4"/>#pragma omp parallel</text:p>
      <text:p text:style-name="P10"><text:s text:c="4"/>{</text:p>
      <text:p text:style-name="P10"><text:s text:c="8"/><text:span text:style-name="T1">#pragma omp master</text:span></text:p>
      <text:p text:style-name="P10"><text:s text:c="8"/>{</text:p>
      <text:p text:style-name="P10"><text:s text:c="12"/>for (int i = 0; i &lt; 16; i++) {</text:p>
      <text:p text:style-name="P10"><text:s text:c="16"/>printf("%d ", result[i]);</text:p>
      <text:p text:style-name="P10"><text:s text:c="12"/>}</text:p>
      <text:p text:style-name="P10"><text:s text:c="12"/>printf("\n");</text:p>
      <text:p text:style-name="P10"><text:s text:c="8"/>}</text:p>
      <text:p text:style-name="P10"><text:s text:c="4"/>}</text:p>
      <text:p text:style-name="P10"/>
      <text:p text:style-name="P10"><text:s text:c="4"/>return 0;</text:p>
      <text:p text:style-name="P10">}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"><text:soft-page-break/><text:span text:style-name="T2">TASK 3:</text:span></text:p>
      <text:p text:style-name="P2">1. Modify the code of Task 2 and do the job in half of the threads.</text:p>
      <text:p text:style-name="P1">ANS:</text:p>
      <text:p text:style-name="P12">#include &lt;stdio.h&gt;</text:p>
      <text:p text:style-name="P12">#include &lt;omp.h&gt;</text:p>
      <text:p text:style-name="P10"/>
      <text:p text:style-name="P10">int main() {</text:p>
      <text:p text:style-name="P10"><text:s text:c="4"/>int array1[16] = {1, 2, 3, 4, 5, 6, 7, 8, 9, 10, 11, 12, 13, 14, 15, 16};</text:p>
      <text:p text:style-name="P10"><text:s text:c="4"/>int array2[16] = {16, 15, 14, 13, 12, 11, 10, 9, 8, 7, 6, 5, 4, 3, 2, 1};</text:p>
      <text:p text:style-name="P10"><text:s text:c="4"/>int result[16];</text:p>
      <text:p text:style-name="P10"/>
      <text:p text:style-name="P10"><text:s text:c="4"/>// Set the number of threads to half of the available threads</text:p>
      <text:p text:style-name="P12"><text:s text:c="4"/>int num_threads = omp_get_max_threads() / 2;</text:p>
      <text:p text:style-name="P12"><text:s text:c="4"/>omp_set_num_threads(num_threads);</text:p>
      <text:p text:style-name="P10"/>
      <text:p text:style-name="P12"><text:s text:c="4"/>#pragma omp parallel for</text:p>
      <text:p text:style-name="P10"><text:s text:c="4"/>for (int i = 0; i &lt; 16; i++) {</text:p>
      <text:p text:style-name="P10"><text:s text:c="8"/>result[i] = array1[i] + array2[i];</text:p>
      <text:p text:style-name="P10"><text:s text:c="4"/>}</text:p>
      <text:p text:style-name="P10"/>
      <text:p text:style-name="P10"><text:s text:c="4"/>// Display loop (only executed by thread 0)</text:p>
      <text:p text:style-name="P12"><text:s text:c="4"/>#pragma omp parallel</text:p>
      <text:p text:style-name="P10"><text:s text:c="4"/>{</text:p>
      <text:p text:style-name="P12"><text:s text:c="8"/>#pragma omp master</text:p>
      <text:p text:style-name="P10"><text:s text:c="8"/>{</text:p>
      <text:p text:style-name="P10"><text:s text:c="12"/>for (int i = 0; i &lt; 16; i++) {</text:p>
      <text:p text:style-name="P10"><text:s text:c="16"/>printf("%d ", result[i]);</text:p>
      <text:p text:style-name="P10"><text:s text:c="12"/>}</text:p>
      <text:p text:style-name="P12"><text:s text:c="12"/>printf("\n");</text:p>
      <text:p text:style-name="P10"><text:s text:c="8"/>}</text:p>
      <text:p text:style-name="P10"><text:s text:c="4"/>}</text:p>
      <text:p text:style-name="P10"/>
      <text:p text:style-name="P12"><text:s text:c="4"/>return 0;</text:p>
      <text:p text:style-name="P10"/>
      <text:p text:style-name="P10">}</text:p>
      <text:p text:style-name="P14">OUTPUT:</text:p>
      <text:p text:style-name="P14"/>
      <text:p text:style-name="P14"><draw:frame draw:style-name="fr1" draw:name="Image1" text:anchor-type="char" svg:width="1.0311in" svg:height="0.2917in" draw:z-index="0"><draw:image xlink:href="Pictures/10000201000000630000001CCE84861E613C054A.png" xlink:type="simple" xlink:show="embed" xlink:actuate="onLoad" loext:mime-type="image/png"/></draw:frame>.</text:p>
      <text:p text:style-name="P14">.</text:p>
      <text:p text:style-name="P14">.</text:p>
      <text:p text:style-name="P14">.</text:p>
      <text:p text:style-name="P14">.</text:p>
      <text:p text:style-name="P14">.<draw:frame draw:style-name="fr1" draw:name="Image2" text:anchor-type="char" svg:width="5.0626in" svg:height="0.2083in" draw:z-index="1"><draw:image xlink:href="Pictures/10000201000001E600000014BB104DB72B4C35B0.png" xlink:type="simple" xlink:show="embed" xlink:actuate="onLoad" loext:mime-type="image/png"/></draw:frame>.</text:p>
      <text:p text:style-name="P14"><text:soft-page-break/>.</text:p>
      <text:p text:style-name="P14">.</text:p>
      <text:p text:style-name="P14">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>TASK 4:</text:p>
      <text:p text:style-name="P11">To parallelize the given code using OpenMP with 16 threads, you can use the <text:span text:style-name="T1">#pragma omp parallel for</text:span>,</text:p>
      <text:p text:style-name="P11">#include &lt;stdio.h&gt;</text:p>
      <text:p text:style-name="P13">#include &lt;omp.h&gt;</text:p>
      <text:p text:style-name="P11"/>
      <text:p text:style-name="P11">int main() {</text:p>
      <text:p text:style-name="P11"><text:s text:c="4"/>int array1[16] = {1, 2, 3, 4, 5, 6, 7, 8, 9, 10, 11, 12, 13, 14, 15, 16};</text:p>
      <text:p text:style-name="P11"><text:s text:c="4"/>int array2[16] = {16, 15, 14, 13, 12, 11, 10, 9, 8, 7, 6, 5, 4, 3, 2, 1};</text:p>
      <text:p text:style-name="P11"><text:s text:c="4"/>int result1 = 0, result2 = 0;</text:p>
      <text:p text:style-name="P11"/>
      <text:p text:style-name="P11"><text:s text:c="4"/><text:span text:style-name="T1">#pragma omp parallel for num_threads(16) reduction(+:result1)</text:span></text:p>
      <text:p text:style-name="P11"><text:s text:c="4"/>for (int i = 0; i &lt; 16; i++) {</text:p>
      <text:p text:style-name="P11"><text:s text:c="8"/>result1 += array1[i];</text:p>
      <text:p text:style-name="P11"><text:s text:c="4"/>}</text:p>
      <text:p text:style-name="P11"/>
      <text:p text:style-name="P11"><text:s text:c="4"/>if (result1 &gt; 10) {</text:p>
      <text:p text:style-name="P11"><text:s text:c="8"/><text:span text:style-name="T1">#pragma omp parallel for num_threads(16) reduction(+:result2)</text:span></text:p>
      <text:p text:style-name="P11"><text:s text:c="8"/>for (int i = 0; i &lt; 16; i++) {</text:p>
      <text:p text:style-name="P11"><text:s text:c="12"/>result2 += array2[i];</text:p>
      <text:p text:style-name="P11"><text:s text:c="8"/>}</text:p>
      <text:p text:style-name="P11"><text:s text:c="4"/>}</text:p>
      <text:p text:style-name="P11"/>
      <text:p text:style-name="P11"><text:s text:c="4"/>printf("%d\n", result2);</text:p>
      <text:p text:style-name="P11"><text:s text:c="4"/>return 0;</text:p>
      <text:p text:style-name="P11">}</text:p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3">If you want to remove reduction clause then add #PRAGMA ATOMIC instead of it,</text:p>
      <text:p text:style-name="P13">#include &lt;stdio.h&gt;</text:p>
      <text:p text:style-name="P13">#include &lt;omp.h&gt;</text:p>
      <text:p text:style-name="P13"/>
      <text:p text:style-name="P11">int main() {</text:p>
      <text:p text:style-name="P11"><text:s text:c="4"/>int array1[16] = {1, 2, 3, 4, 5, 6, 7, 8, 9, 10, 11, 12, 13, 14, 15, 16};</text:p>
      <text:p text:style-name="P11"><text:s text:c="4"/>int array2[16] = {16, 15, 14, 13, 12, 11, 10, 9, 8, 7, 6, 5, 4, 3, 2, 1};</text:p>
      <text:p text:style-name="P11"><text:s text:c="4"/>int result1 = 0, result2 = 0;</text:p>
      <text:p text:style-name="P11"/>
      <text:p text:style-name="P13"><text:s text:c="4"/>#pragma omp parallel for num_threads(16)</text:p>
      <text:p text:style-name="P11"><text:s text:c="4"/>for (int i = 0; i &lt; 16; i++) {</text:p>
      <text:p text:style-name="P13"><text:s text:c="8"/>#pragma omp atomic</text:p>
      <text:p text:style-name="P11"><text:s text:c="8"/>result1 += array1[i];</text:p>
      <text:p text:style-name="P11"><text:s text:c="4"/>}</text:p>
      <text:p text:style-name="P11"/>
      <text:p text:style-name="P11"><text:s text:c="4"/>if (result1 &gt; 10) {</text:p>
      <text:p text:style-name="P13"><text:s text:c="8"/>#pragma omp parallel for num_threads(16)</text:p>
      <text:p text:style-name="P11"><text:s text:c="8"/>for (int i = 0; i &lt; 16; i++) {</text:p>
      <text:p text:style-name="P13"><text:soft-page-break/><text:s text:c="12"/>#pragma omp atomic</text:p>
      <text:p text:style-name="P11"><text:s text:c="12"/>result2 += array2[i];</text:p>
      <text:p text:style-name="P11"><text:s text:c="8"/>}</text:p>
      <text:p text:style-name="P11"><text:s text:c="4"/>}</text:p>
      <text:p text:style-name="P11"/>
      <text:p text:style-name="P11"><text:s text:c="4"/>printf("%d\n", result2);</text:p>
      <text:p text:style-name="P11"><text:s text:c="4"/>return 0;</text:p>
      <text:p text:style-name="P11">}</text:p>
      <text:p text:style-name="P17"/>
      <text:p text:style-name="P18">TASK 5:</text:p>
      <text:p text:style-name="P11">Codes generated are given below:<text:line-break/>#include &lt;stdio.h&gt;</text:p>
      <text:p text:style-name="P11"/>
      <text:p text:style-name="P11">void function1() {</text:p>
      <text:p text:style-name="P11"><text:s text:c="4"/>printf("Inside Function 1\n");</text:p>
      <text:p text:style-name="P11">}</text:p>
      <text:p text:style-name="P11"/>
      <text:p text:style-name="P11">void function2() {</text:p>
      <text:p text:style-name="P11"><text:s text:c="4"/>printf("Inside Function 2\n");</text:p>
      <text:p text:style-name="P11">}</text:p>
      <text:p text:style-name="P11"/>
      <text:p text:style-name="P11">void function3() {</text:p>
      <text:p text:style-name="P11"><text:s text:c="4"/>printf("Inside Function 3\n");</text:p>
      <text:p text:style-name="P11">}</text:p>
      <text:p text:style-name="P11"/>
      <text:p text:style-name="P11">int main() {</text:p>
      <text:p text:style-name="P11"><text:s text:c="4"/>for (int i = 0; i &lt; 1000000; i++) {</text:p>
      <text:p text:style-name="P11"><text:s text:c="8"/>function1();</text:p>
      <text:p text:style-name="P11"><text:s text:c="8"/>function2();</text:p>
      <text:p text:style-name="P11"><text:s text:c="8"/>function3();</text:p>
      <text:p text:style-name="P11"><text:s text:c="4"/>}</text:p>
      <text:p text:style-name="P11"/>
      <text:p text:style-name="P11"><text:s text:c="4"/>return 0;</text:p>
      <text:p text:style-name="P11">}</text:p>
      <text:p text:style-name="P13">For Compilation, this below command is used:</text:p>
      <text:p text:style-name="P13">gcc -pg -o gprof_test gprof_test.c</text:p>
      <text:p text:style-name="P11">./gprof_test</text:p>
      <text:p text:style-name="P13">gprof ./gprof_test &gt; gprof_output.txt</text:p>
      <text:p text:style-name="P11">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30T16:45:51.434466346</meta:creation-date>
    <dc:date>2023-12-30T17:13:10.714168728</dc:date>
    <meta:editing-duration>PT3M16S</meta:editing-duration>
    <meta:editing-cycles>1</meta:editing-cycles>
    <meta:document-statistic meta:table-count="0" meta:image-count="2" meta:object-count="0" meta:page-count="8" meta:paragraph-count="183" meta:word-count="883" meta:character-count="5180" meta:non-whitespace-character-count="3963"/>
    <meta:generator>LibreOffice/6.4.7.2$Linux_X86_64 LibreOffice_project/40$Build-2</meta:generator>
  </office:meta>
</office:document-meta>
</file>